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 style:writing-mode="lr-tb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 style:writing-mode="lr-tb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 style:writing-mode="lr-tb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 style:writing-mode="lr-tb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cm" fo:margin-right="0cm" fo:text-indent="0cm" style:auto-text-indent="false"/>
    </style:style>
    <style:style style:name="P6" style:family="paragraph" style:parent-style-name="Standard" style:list-style-name="WWNum2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padding="0cm" fo:border-left="none" fo:border-right="none" fo:border-top="none" fo:border-bottom="0.053cm solid #000001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0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1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2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3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4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3828301281024678018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5234954929426708934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4425159212556195944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451518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3438938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456439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430908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form&gt;Test&lt;/form&gt;</text:p>
            <text:p text:style-name="P4"/>
            <text:p text:style-name="P4">form {</text:p>
            <text:p text:style-name="P4"><text:tab/>background-color: blue;</text:p>
            <text:p text:style-name="P4"><text:tab/>width: 100%;</text:p>
            <text:p text:style-name="P4">}</text:p>
          </table:table-cell>
        </table:table-row>
        <table:table-row table:style-name="Table3.1">
          <table:table-cell table:style-name="Table3.A2" office:value-type="string">
            <text:list xml:id="list33445897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&gt;test&lt;/blockquote&gt;</text:p>
            <text:p text:style-name="P4"/>
            <text:p text:style-name="P4">blockquote {</text:p>
            <text:p text:style-name="P4"><text:tab/>background-color: blue;</text:p>
            <text:p text:style-name="P4"><text:tab/>width: 100%;</text:p>
            <text:p text:style-name="P4">}</text:p>
          </table:table-cell>
        </table:table-row>
        <table:table-row table:style-name="Table3.1">
          <table:table-cell table:style-name="Table3.A2" office:value-type="string">
            <text:list xml:id="list33445888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abbr&gt;test&lt;/abbr&gt;</text:p>
            <text:p text:style-name="P4"/>
            <text:p text:style-name="P4">abbr {</text:p>
            <text:p text:style-name="P4"><text:soft-page-break/><text:tab/>background-color: blue;</text:p>
            <text:p text:style-name="P4"><text:tab/>width: 100%;<text:tab/></text:p>
            <text:p text:style-name="P4">}</text:p>
          </table:table-cell>
        </table:table-row>
        <table:table-row table:style-name="Table3.1">
          <table:table-cell table:style-name="Table3.A2" office:value-type="string">
            <text:list xml:id="list33452086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&gt;test&lt;/h4&gt;</text:p>
            <text:p text:style-name="P4"/>
            <text:p text:style-name="P4">h4 {</text:p>
            <text:p text:style-name="P4"><text:tab/>background-color: blue;</text:p>
            <text:p text:style-name="P4"><text:tab/>width: 100%;<text:tab/></text:p>
            <text:p text:style-name="P4">}</text:p>
          </table:table-cell>
        </table:table-row>
        <table:table-row table:style-name="Table3.1">
          <table:table-cell table:style-name="Table3.A2" office:value-type="string">
            <text:list xml:id="list33434232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nav&gt;test&lt;/nav&gt;</text:p>
            <text:p text:style-name="P4"/>
            <text:p text:style-name="P4">nav {</text:p>
            <text:p text:style-name="P4"><text:tab/>background-color: blue;</text:p>
            <text:p text:style-name="P4"><text:tab/>width: 100%;<text:tab/></text:p>
            <text:p text:style-name="P4">}</text:p>
          </table:table-cell>
        </table:table-row>
      </table:table>
      <text:p text:style-name="P1"/>
      <text:list xml:id="list33444214" text:continue-list="list5234954929426708934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4852349615311462179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3456109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3446963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s&gt;test&lt;/ins&gt;</text:p>
            <text:p text:style-name="P4"/>
            <text:p text:style-name="P4">ins {</text:p>
            <text:p text:style-name="P4"><text:tab/>background-color: blue;</text:p>
            <text:p text:style-name="P4"><text:tab/>width: 100%;<text:tab/>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3446539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up&gt;test&lt;/sup&gt;</text:p>
            <text:p text:style-name="P4"/>
            <text:p text:style-name="P4">sup {</text:p>
            <text:p text:style-name="P4"><text:tab/>background-color: blue;</text:p>
            <text:p text:style-name="P4"><text:tab/>width: 100%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3458040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li&gt;test&lt;/li&gt;</text:p>
            <text:p text:style-name="P4"/>
            <text:p text:style-name="P4">li {</text:p>
            <text:p text:style-name="P4"><text:tab/>background-color: blue;</text:p>
            <text:p text:style-name="P4"><text:tab/>width: 100%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3432710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dl&gt;test&lt;/dl&gt;</text:p>
            <text:p text:style-name="P4"/>
            <text:p text:style-name="P4">dl {</text:p>
            <text:p text:style-name="P4"><text:tab/>background-color: blue;</text:p>
            <text:p text:style-name="P4"><text:tab/>width: 100%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3443530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put type="text" name="Email"&gt;</text:p>
            <text:p text:style-name="P4">input {</text:p>
            <text:p text:style-name="P4"><text:soft-page-break/><text:tab/>background-color: blue;</text:p>
            <text:p text:style-name="P4"><text:tab/>width: auto;</text:p>
            <text:p text:style-name="P4">}</text:p>
          </table:table-cell>
        </table:table-row>
        <table:table-row table:style-name="Table4.1">
          <table:table-cell table:style-name="Table4.A1" office:value-type="string">
            <text:list xml:id="list33441000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list xml:id="list33445951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footer&gt;Test&lt;/footer&gt;</text:p>
            <text:p text:style-name="P4"/>
            <text:p text:style-name="P4">footer {</text:p>
            <text:p text:style-name="P4"><text:tab/>background-color: blue;</text:p>
            <text:p text:style-name="P4"><text:tab/>width: 100%;</text:p>
            <text:p text:style-name="P4">}</text:p>
          </table:table-cell>
        </table:table-row>
      </table:table>
      <text:p text:style-name="P1"/>
      <text:p text:style-name="P1"/>
      <text:p text:style-name="P1"/>
      <text:p text:style-name="P15"/>
      <text:list xml:id="list33456087" text:continue-list="list33444214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4567126738681901775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&gt;Test&lt;/header&gt;</text:p>
            <text:p text:style-name="P4"/>
            <text:p text:style-name="P4">header {</text:p>
            <text:p text:style-name="P4"><text:tab/>background-color: green;</text:p>
            <text:p text:style-name="P4"><text:tab/>height: auto;</text:p>
            <text:p text:style-name="P4">}</text:p>
          </table:table-cell>
        </table:table-row>
        <table:table-row table:style-name="Table5.1">
          <table:table-cell table:style-name="Table5.A1" office:value-type="string">
            <text:list xml:id="list33446950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background-color: green; height: auto;"&gt;Test&lt;/span&gt;</text:p>
          </table:table-cell>
        </table:table-row>
        <table:table-row table:style-name="Table5.1">
          <table:table-cell table:style-name="Table5.A1" office:value-type="string">
            <text:list xml:id="list33433120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#" style="background-color: green; height: auto"&gt;Test&lt;/a&gt;</text:p>
          </table:table-cell>
        </table:table-row>
        <table:table-row table:style-name="Table5.1">
          <table:table-cell table:style-name="Table5.A1" office:value-type="string">
            <text:list xml:id="list33448685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background-color: green; height: auto;"&gt;Test&lt;/button&gt;</text:p>
          </table:table-cell>
        </table:table-row>
        <table:table-row table:style-name="Table5.1">
          <table:table-cell table:style-name="Table5.A1" office:value-type="string">
            <text:list xml:id="list33453577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#" alt="no image" style="background-color: green; height: 500px;"&gt;</text:p>
          </table:table-cell>
        </table:table-row>
        <table:table-row table:style-name="Table5.1">
          <table:table-cell table:style-name="Table5.A1" office:value-type="string">
            <text:list xml:id="list33444646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Checkbox" style="background-color: green; height: 500px; width: 300px;"&gt;</text:p>
          </table:table-cell>
        </table:table-row>
        <table:table-row table:style-name="Table5.1">
          <table:table-cell table:style-name="Table5.A1" office:value-type="string">
            <text:list xml:id="list33447856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"background-color: green; height: auto;"&gt;Test&lt;/sub&gt;</text:p>
          </table:table-cell>
        </table:table-row>
        <table:table-row table:style-name="Table5.1">
          <table:table-cell table:style-name="Table5.A1" office:value-type="string">
            <text:list xml:id="list33446113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background-color: green; height: auto;"&gt;Test&lt;/fieldset&gt;</text:p>
          </table:table-cell>
        </table:table-row>
      </table:table>
      <text:p text:style-name="P1"/>
      <text:p text:style-name="P1"/>
      <text:list xml:id="list33436047" text:continue-list="list33456087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8058885147801157687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background-color: skyblue; width: auto;"&gt;TEst&lt;/h5&gt;</text:p>
          </table:table-cell>
        </table:table-row>
        <table:table-row table:style-name="Table6.1">
          <table:table-cell table:style-name="Table6.A1" office:value-type="string">
            <text:list xml:id="list33437880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background-color: <text:soft-page-break/>skyblue; width: auto;"&gt;Test&lt;/q&gt;</text:p>
          </table:table-cell>
        </table:table-row>
        <table:table-row table:style-name="Table6.1">
          <table:table-cell table:style-name="Table6.A1" office:value-type="string">
            <text:list xml:id="list33428945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background-color: skyblue; width: auto;"&gt;Test&lt;/del&gt;</text:p>
          </table:table-cell>
        </table:table-row>
        <table:table-row table:style-name="Table6.1">
          <table:table-cell table:style-name="Table6.A1" office:value-type="string">
            <text:list xml:id="list33453111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 style="background-color: skyblue; width: auto;"&gt;Test&lt;/aside&gt;</text:p>
          </table:table-cell>
        </table:table-row>
        <table:table-row table:style-name="Table6.1">
          <table:table-cell table:style-name="Table6.A1" office:value-type="string">
            <text:list xml:id="list33443744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background-color: skyblue; width: auto;"&gt;test&lt;/figure&gt;</text:p>
          </table:table-cell>
        </table:table-row>
        <table:table-row table:style-name="Table6.1">
          <table:table-cell table:style-name="Table6.A1" office:value-type="string">
            <text:list xml:id="list33428105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 style="background-color: skyblue; width: auto;" &gt;</text:p>
          </table:table-cell>
        </table:table-row>
        <table:table-row table:style-name="Table6.1">
          <table:table-cell table:style-name="Table6.A1" office:value-type="string">
            <text:list xml:id="list33447828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background-color: skyblue; width: auto;"&gt;Test&lt;/h3&gt;</text:p>
            <text:p text:style-name="P4">&lt;/body&gt;</text:p>
          </table:table-cell>
        </table:table-row>
        <table:table-row table:style-name="Table6.1">
          <table:table-cell table:style-name="Table6.A1" office:value-type="string">
            <text:list xml:id="list33437585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 style="background-color: skyblue; width: auto;"&gt;Test&lt;/small&gt;</text:p>
          </table:table-cell>
        </table:table-row>
      </table:table>
      <text:p text:style-name="P1"/>
      <text:p text:style-name="P15"/>
      <text:list xml:id="list33435882" text:continue-list="list33436047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5656017585721255303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background-color: yellow; width:auto; padding:10px"&gt;Test&lt;/h6&gt;</text:p>
          </table:table-cell>
        </table:table-row>
        <table:table-row table:style-name="Table7.1">
          <table:table-cell table:style-name="Table7.A1" office:value-type="string">
            <text:list xml:id="list33440992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background-color: yellow; padding:10px"&gt;Test&lt;/ol&gt;</text:p>
          </table:table-cell>
        </table:table-row>
        <table:table-row table:style-name="Table7.1">
          <table:table-cell table:style-name="Table7.A1" office:value-type="string">
            <text:list xml:id="list33439024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background-color: yellow; padding:10px"&gt;</text:p>
          </table:table-cell>
        </table:table-row>
        <table:table-row table:style-name="Table7.1">
          <table:table-cell table:style-name="Table7.A1" office:value-type="string">
            <text:list xml:id="list33446680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background-color: yellow; padding:10px"&gt;Test&lt;/p&gt;</text:p>
          </table:table-cell>
        </table:table-row>
        <table:table-row table:style-name="Table7.1">
          <table:table-cell table:style-name="Table7.A1" office:value-type="string">
            <text:list xml:id="list33440388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background-color: yellow; padding:10px"&gt;Test&lt;/div&gt;</text:p>
          </table:table-cell>
        </table:table-row>
        <table:table-row table:style-name="Table7.1">
          <table:table-cell table:style-name="Table7.A1" office:value-type="string">
            <text:list xml:id="list33458119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number" style="background-color: yellow; padding:10px"&gt;</text:p>
          </table:table-cell>
        </table:table-row>
        <table:table-row table:style-name="Table7.1">
          <table:table-cell table:style-name="Table7.A1" office:value-type="string">
            <text:list xml:id="list33441946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bookmark text:name="_GoBack"/>&lt;ul style="background-color: yellow; padding:10px"&gt;Test&lt;/ul&gt;</text:p>
          </table:table-cell>
        </table:table-row>
        <table:table-row table:style-name="Table7.1">
          <table:table-cell table:style-name="Table7.A1" office:value-type="string">
            <text:list xml:id="list33458878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table style="background-color: yellow; padding:500px"&gt;Test&lt;/table&gt;</text:p>
          </table:table-cell>
        </table:table-row>
      </table:table>
      <text:p text:style-name="P15"/>
      <text:list xml:id="list33444647" text:continue-list="list33435882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8021268089683611366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t style="background-color: pink; margin-top: 10px; margin-bottom: 10px;"&gt;test&lt;/dt&gt;</text:p>
          </table:table-cell>
        </table:table-row>
        <text:soft-page-break/>
        <table:table-row table:style-name="Table8.1">
          <table:table-cell table:style-name="Table8.A2" office:value-type="string">
            <text:list xml:id="list33437550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d style="background-color: pink; margin:10px;"&gt;test&lt;/dd&gt;</text:p>
          </table:table-cell>
        </table:table-row>
        <table:table-row table:style-name="Table8.1">
          <table:table-cell table:style-name="Table8.A2" office:value-type="string">
            <text:list xml:id="list33444953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name="radio" style="background-color: pink; margin:10px;"&gt;</text:p>
          </table:table-cell>
        </table:table-row>
        <table:table-row table:style-name="Table8.1">
          <table:table-cell table:style-name="Table8.A2" office:value-type="string">
            <text:list xml:id="list33446345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type="radio" name="radio" style="background-color: pink; margin:10px;"&gt;Test&lt;/textarea&gt;</text:p>
          </table:table-cell>
        </table:table-row>
        <table:table-row table:style-name="Table8.1">
          <table:table-cell table:style-name="Table8.A2" office:value-type="string">
            <text:list xml:id="list33441942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 name="text" style="background-color: pink; margin:10px;"&gt;</text:p>
          </table:table-cell>
        </table:table-row>
        <table:table-row table:style-name="Table8.1">
          <table:table-cell table:style-name="Table8.A2" office:value-type="string">
            <text:list xml:id="list33457097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file" name="file" style="background-color: pink; margin:10px; width:auto;"&gt;</text:p>
          </table:table-cell>
        </table:table-row>
        <table:table-row table:style-name="Table8.1">
          <table:table-cell table:style-name="Table8.A2" office:value-type="string">
            <text:list xml:id="list33451152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 style="background-color: pink; margin:10px; width:auto;"&gt;TEst&lt;/article&gt;</text:p>
          </table:table-cell>
        </table:table-row>
        <table:table-row table:style-name="Table8.1">
          <table:table-cell table:style-name="Table8.A2" office:value-type="string">
            <text:list xml:id="list33427337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figcaption style="background-color: pink; margin:10px; width:auto;"&gt;Test&lt;/figcaption&gt;</text:p>
          </table:table-cell>
        </table:table-row>
        <table:table-row table:style-name="Table8.1">
          <table:table-cell table:style-name="Table8.A2" office:value-type="string">
            <text:list xml:id="list33442145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label style="background-color: pink; margin:10px; width:auto;"&gt;Test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25:33.16</dc:date>
    <meta:generator>OpenOffice/4.1.2$Win32 OpenOffice.org_project/412m3$Build-9782</meta:generator>
    <meta:document-statistic meta:table-count="8" meta:image-count="0" meta:object-count="0" meta:page-count="5" meta:paragraph-count="245" meta:word-count="672" meta:character-count="5185"/>
    <meta:user-defined meta:name="LinksUpToDate" meta:value-type="boolean">false</meta:user-defined>
    <meta:user-defined meta:name="ScaleCrop" meta:value-type="boolean">false</meta:user-defined>
  </office:meta>
</office:document-meta>
</file>